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MongoDb</text:p>
          </table:table-cell>
          <table:covered-table-cell table:number-columns-repeated="5" table:style-name="ce21"/>
          <table:table-cell table:style-name="ce54" table:formula="of:=SUM([.G8:.G137])" office:value-type="float" office:value="1.24977501" calcext:value-type="float">
            <text:p>1.2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0.75" calcext:value-type="float">
              <text:p>0.75</text:p>
            </table:table-cell>
            <table:table-cell table:style-name="ce25" table:formula="of:=[.F8]*[.E8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gt;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]*[.E11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22]*[.E22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6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33]*[.E33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89])" office:value-type="float" office:value="2.9997" calcext:value-type="float">
              <text:p>3</text:p>
            </table:table-cell>
            <table:table-cell table:style-name="ce25" table:formula="of:=[.F56]*[.E56]" office:value-type="float" office:value="0.99980001" calcext:value-type="float">
              <text:p>1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>
                  <text:p>Existe Código Duplicado de entre 100 y 500 tokens</text:p>
                </table:table-cell>
                <table:table-cell table:style-name="ce39" table:number-columns-repeated="2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table:number-columns-repeated="5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30" office:value-type="string" calcext:value-type="string" table:number-columns-spanned="4" table:number-rows-spanned="1">
                <text:p>Test Description</text:p>
              </table:table-cell>
              <table:covered-table-cell table:number-columns-repeated="3" table:style-name="ce30"/>
              <table:table-cell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31" office:value-type="string" calcext:value-type="string" table:number-columns-spanned="4" table:number-rows-spanned="1">
                <text:p>Longitud en Líneas de Código Fuente en los ficheros del proyecto</text:p>
              </table:table-cell>
              <table:covered-table-cell table:number-columns-repeated="3" table:style-name="ce31"/>
              <table:table-cell table:style-name="ce51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12" table:number-columns-spanned="4" table:number-rows-spanned="1"/>
              <table:covered-table-cell table:number-columns-repeated="3"/>
              <table:table-cell table:style-name="ce48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30" office:value-type="string" calcext:value-type="string" table:number-columns-spanned="3" table:number-rows-spanned="1">
                <text:p>Test Score Specification</text:p>
              </table:table-cell>
              <table:covered-table-cell table:number-columns-repeated="2" table:style-name="ce30"/>
              <table:table-cell table:style-name="ce47" office:value-type="string" calcext:value-type="string">
                <text:p>Score</text:p>
              </table:table-cell>
              <table:table-cell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32" office:value-type="string" calcext:value-type="string" table:number-columns-spanned="3" table:number-rows-spanned="1">
                <text:p>No existen ficheros con más de 2000 líneas</text:p>
              </table:table-cell>
              <table:covered-table-cell table:number-columns-repeated="2" table:style-name="ce32"/>
              <table:table-cell table:style-name="ce48" office:value-type="float" office:value="5" calcext:value-type="float">
                <text:p>5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40" office:value-type="string" calcext:value-type="string" table:number-columns-spanned="3" table:number-rows-spanned="1">
                <text:p>Existen ficheros con líneas de más de 2000 líneas, pero ninguno de más de 4000 líneas</text:p>
              </table:table-cell>
              <table:covered-table-cell table:number-columns-repeated="2" table:style-name="ce32"/>
              <table:table-cell table:style-name="ce48" office:value-type="float" office:value="3" calcext:value-type="float">
                <text:p>3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33" office:value-type="string" calcext:value-type="string" table:number-columns-spanned="3" table:number-rows-spanned="1">
                <text:p>Existen ficheros con más de 4000 líneas</text:p>
              </table:table-cell>
              <table:covered-table-cell table:number-columns-repeated="2" table:style-name="ce33"/>
              <table:table-cell table:style-name="ce48" office:value-type="float" office:value="0" calcext:value-type="float">
                <text:p>0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5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3:11:08.836513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7T13:11:33.597540916</dc:date>
    <meta:print-date>2005-07-25T11:10:23</meta:print-date>
    <dc:language>en-US</dc:language>
    <meta:editing-cycles>175</meta:editing-cycles>
    <meta:editing-duration>PT7H42M1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